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67741495F1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912cm" svg:x="1.001cm" svg:y="1.088cm">
          <draw:image xlink:href="Pictures/100000000000031500000167741495F1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2-09T17:04:00</dc:date>
    <meta:generator>NeoOffice/3.2015.3$Unix OpenOffice.org_project/</meta:generator>
    <meta:editing-duration>PT00H20M21S</meta:editing-duration>
    <meta:editing-cycles>16</meta:editing-cycles>
    <meta:document-statistic meta:object-count="1"/>
  </office:meta>
</office:document-meta>
</file>